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6-23_20-12-00_000.jpg</text:p>
          </table:table-cell>
          <table:table-cell table:style-name="ce26" office:value-type="string">
            <text:p>:PHOTO 記録 / subject=ATM：操作画面：残高：入金前 / location=~ / content=~,for=月末の入金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PHOTO 記録 / subject=ATM：操作画面：残高：入金前 / location=~ / content=~,for=月末の入金,other=~">
            <text:p>:PHOTO 記録 / subject=ATM：操作画面：残高：入金前 / location=~ / content=~,for=月末の入金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2023-06-23_20-13-43_000.jpg</text:p>
          </table:table-cell>
          <table:table-cell table:style-name="ce27" office:value-type="string">
            <text:p>:PHOTO 記録 / subject=ATM：操作画面 / location=~ / content=~,for=月末の入金：残高：入金後,other=対象：利用明細票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PHOTO 記録 / subject=ATM：操作画面 / location=~ / content=~,for=月末の入金：残高：入金後,other=対象：利用明細票">
            <text:p>:PHOTO 記録 / subject=ATM：操作画面 / location=~ / content=~,for=月末の入金：残高：入金後,other=対象：利用明細票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string">
            <text:p>2023-06-23_21-14-4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6-24_04-10-53_000.jpg</text:p>
          </table:table-cell>
          <table:table-cell table:style-name="ce26" office:value-type="string">
            <text:p>:m :PHOTO 寝た時刻 / 2023 / オナニー、未了、duration=2h30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2h30m時間ぐらい,other=~">
            <text:p>:m :PHOTO 寝た時刻 / 2023 / オナニー、未了、duration=2h30m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6-24_09-17-14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起きた時刻 / 2023">
            <text:p>:m :PHOTO 起き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 office:value-type="string">
            <text:p>2023-06-24_09-25-2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8" office:value-type="string">
            <text:p>2023-06-24_13-07-15_000.jpg</text:p>
          </table:table-cell>
          <table:table-cell table:style-name="ce26" office:value-type="string">
            <text:p>:m #*# RES / JVEMV6 64#299_jesus_kotoba_arai / 『イエス・キリストの言葉』 著者=荒井献,校注=~ / p.34 / w=；,topic=「自分の貧しさを知る人は」,publisher=~,other=q+:神の国、天の国；平和をもたらす人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#*# RES / JVEMV6 64#299_jesus_kotoba_arai / 『イエス・キリストの言葉』 著者=荒井献,校注=~ / p.34 / w=；,topic=「自分の貧しさを知る人は」,publisher=~,other=q+:神の国、天の国；平和をもたらす人">
            <text:p>:m #*# RES / JVEMV6 64#299_jesus_kotoba_arai / 『イエス・キリストの言葉』 著者=荒井献,校注=~ / p.34 / w=；,topic=「自分の貧しさを知る人は」,publisher=~,other=q+:神の国、天の国；平和をもたらす人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 office:value-type="string">
            <text:p>2023-06-24_13-45-0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 office:value-type="string">
            <text:p>2023-06-24_14-45-56_000.jpg</text:p>
          </table:table-cell>
          <table:table-cell table:style-name="ce26" office:value-type="string">
            <text:p>:PHOTO 記録 / location=自室 / topic=~ / for=素焚糖[すだきとう / occasion=終了：食べ終わった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8" office:value-type="string">
            <text:p>2023-06-24_17-04-50_000.jpg</text:p>
          </table:table-cell>
          <table:table-cell table:style-name="ce26" office:value-type="string">
            <text:p>:m #*# RES / JVEMV6 64#302_shiia_shimamoto / 『シーア派イスラーム　神話と歴史』 著者=嶋本隆光,校注=~ / p.6 / w=正統カリフ時代；カルバラ；ウラマー；,topic=~,publisher=~,other=memo+:アリー：系図；timetable+:サファヴィー朝～カージャール朝礼；list+:ウラマー：分類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float" office:value="0">
            <text:p>0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4">2023/06/24</text:date>, <text:time>19:08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24T19:08:54.55</dc:date>
    <dc:creator>岩淵 謙</dc:creator>
    <meta:editing-duration>P57DT8H49M48S</meta:editing-duration>
    <meta:editing-cycles>18912</meta:editing-cycles>
    <meta:document-statistic meta:table-count="2" meta:cell-count="920" meta:object-count="0"/>
    <meta:user-defined meta:name="qrichtext">1</meta:user-defined>
  </office:meta>
</office:document-meta>
</file>